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583in" table:align="center"/>
    </style:style>
    <style:style style:name="Table1.A" style:family="table-column">
      <style:table-column-properties style:column-width="6.4583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6708in" style:rel-width="53%" table:align="center"/>
    </style:style>
    <style:style style:name="Table2.A" style:family="table-column">
      <style:table-column-properties style:column-width="1.7604in" style:rel-column-width="16657*"/>
    </style:style>
    <style:style style:name="Table2.B" style:family="table-column">
      <style:table-column-properties style:column-width="1.9104in" style:rel-column-width="18074*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B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B3" style:family="table-cell">
      <style:table-cell-properties style:vertical-align="middle" fo:background-color="#dbe5f1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3" style:family="table">
      <style:table-properties style:width="2.3333in" table:align="center"/>
    </style:style>
    <style:style style:name="Table3.A" style:family="table-column">
      <style:table-column-properties style:column-width="2.3333in"/>
    </style:style>
    <style:style style:name="Table3.A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1" style:family="text">
      <style:text-properties fo:font-size="13.5pt" fo:font-weight="bold"/>
    </style:style>
    <style:style style:name="T2" style:family="text">
      <style:text-properties fo:font-size="13.5pt" fo:font-style="italic" fo:font-weight="bold"/>
    </style:style>
    <style:style style:name="T3" style:family="text">
      <style:text-properties style:font-name="Times New Roman1" fo:font-size="13.5pt" fo:font-weight="bold"/>
    </style:style>
    <style:style style:name="T4" style:family="text">
      <style:text-properties fo:font-variant="normal" fo:text-transform="none" fo:color="#222222" style:font-name="arial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Computer Simulation <text:line-break/>(Spring 2017)</text:p>
          </table:table-cell>
        </table:table-row>
      </table:table>
      <text:p text:style-name="Standard"><text:line-break/>  <text:line-break/> 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Assignment Number:</text:p>
          </table:table-cell>
          <table:table-cell table:style-name="Table2.B1" office:value-type="string">
            <text:p text:style-name="Standard">5</text:p>
          </table:table-cell>
        </table:table-row>
        <table:table-row>
          <table:table-cell table:style-name="Table2.A2" office:value-type="string">
            <text:p text:style-name="Standard">Due Date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Your Name:</text:p>
          </table:table-cell>
          <table:table-cell table:style-name="Table2.B3" office:value-type="string">
            <text:p text:style-name="Standard"> Joseph Abel</text:p>
          </table:table-cell>
        </table:table-row>
        <table:table-row>
          <table:table-cell table:style-name="Table2.A2" office:value-type="string">
            <text:p text:style-name="Standard">Your Score/Maximum Score:</text:p>
          </table:table-cell>
          <table:table-cell table:style-name="Table2.B2" office:value-type="string">
            <text:p text:style-name="Standard">        /100 </text:p>
          </table:table-cell>
        </table:table-row>
      </table:table>
      <text:p text:style-name="Standard"><text:line-break/> </text:p>
      <text:p text:style-name="Standard">Problems: 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Problem 5.1</text:p>
          </table:table-cell>
        </table:table-row>
        <table:table-row>
          <table:table-cell table:style-name="Table3.A2" office:value-type="string">
            <text:p text:style-name="Standard">Problem 5.2</text:p>
          </table:table-cell>
        </table:table-row>
        <table:table-row>
          <table:table-cell table:style-name="Table3.A2" office:value-type="string">
            <text:p text:style-name="Standard">Problem 5.3</text:p>
          </table:table-cell>
        </table:table-row>
        <table:table-row>
          <table:table-cell table:style-name="Table3.A2" office:value-type="string">
            <text:p text:style-name="Standard">Problem 5.6</text:p>
          </table:table-cell>
        </table:table-row>
      </table:table>
      <text:p text:style-name="Standard">�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1)</text:p>
      <text:p text:style-name="Standard"/>
      <text:p text:style-name="Standard">a.) 1 </text:p>
      <text:p text:style-name="Standard">b.) 0 </text:p>
      <text:p text:style-name="Standard">c.) 0</text:p>
      <text:p text:style-name="Standard">d.) [ -3 0 6]</text:p>
      <text:p text:style-name="Standard">e.)0</text:p>
      <text:p text:style-name="Standard">f.)0</text:p>
      <text:p text:style-name="Standard">g.)0</text:p>
      <text:p text:style-name="Standard"/>
      <text:p text:style-name="Standard">5.2)</text:p>
      <text:p text:style-name="Standard"/>
      <text:p text:style-name="Standard">a.) [1 1 0]</text:p>
      <text:p text:style-name="Standard">b.) [0 1 0]</text:p>
      <text:p text:style-name="Standard">c.) [1 0 1]</text:p>
      <text:p text:style-name="Standard">d.) [0 1 1]</text:p>
      <text:p text:style-name="Standard">e.)[ 1 1 1]</text:p>
      <text:p text:style-name="Standard">f.)[0 0 0]</text:p>
      <text:p text:style-name="Standard">g.)[0 1]</text:p>
      <text:p text:style-name="Standard">h.)[0 0 1]</text:p>
      <text:p text:style-name="Standard"/>
      <text:p text:style-name="Standard"/>
      <text:p text:style-name="Standard">5.3</text:p>
      <text:p text:style-name="Standard">clear all <text:line-break/>clc<text:line-break/>x=[ -4 0 5 -3 0 3 7 -1 6];<text:line-break/>negativex=sum(x&lt;0);<text:line-break/>positivex=sum(x&gt;0);<text:line-break/>zerox=sum(x==0);<text:line-break/>disp(negativex);<text:line-break/>disp(positivex);<text:line-break/>disp(zerox);<text:line-break/>%output<text:line-break/>%  3<text:line-break/><text:line-break/>%  4<text:line-break/><text:line-break/>%  2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6)</text:p>
      <text:p text:style-name="Standard">clear all<text:line-break/>clc<text:line-break/>x=[1 2 5 0 5];<text:line-break/>[index]=sort(x);<text:line-break/>t = max(x);<text:line-break/>idx = find(x==t);<text:line-break/>x(idx) = [ ];<text:line-break/>fprintf('Answer [ %d ] \n',x);<text:line-break/><text:line-break/>% Output<text:line-break/>%Answer [ 1 ] <text:line-break/>%Answer [ 2 ] <text:line-break/>%Answer [ 0 ]<text:line-break/>%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, 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1T15:14:04.25</meta:creation-date>
    <meta:document-statistic meta:table-count="3" meta:image-count="0" meta:object-count="0" meta:page-count="3" meta:paragraph-count="37" meta:word-count="138" meta:character-count="671"/>
    <dc:date>2017-03-11T16:05:30.64</dc:date>
    <meta:editing-duration>PT36M16S</meta:editing-duration>
    <meta:editing-cycles>1</meta:editing-cycles>
    <meta:generator>OpenOffice/4.1.1$Win32 OpenOffice.org_project/411m6$Build-9775</meta:generator>
  </office:meta>
</office:document-meta>
</file>